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0.381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364cm"/>
    </style:style>
    <style:style style:name="co6" style:family="table-column">
      <style:table-column-properties fo:break-before="auto" style:column-width="5.537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11.03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1.301cm"/>
    </style:style>
    <style:style style:name="co13" style:family="table-column">
      <style:table-column-properties fo:break-before="auto" style:column-width="8.96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b4c7dc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b4c7dc"/>
    </style:style>
    <style:style style:name="ce13" style:family="table-cell" style:parent-style-name="Default">
      <style:table-cell-properties fo:background-color="#b4c7dc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d4ea6b"/>
    </style:style>
    <style:style style:name="ce16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d4ea6b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d4ea6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/>
    <style:style style:name="ce21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b4c7dc"/>
    </style:style>
    <style:style style:name="ce25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010" table:default-cell-style-name="Default"/>
        <table:table-row table:style-name="ro1">
          <table:table-cell table:style-name="ce10" office:value-type="string" calcext:value-type="string">
            <text:p>bio_project</text:p>
          </table:table-cell>
          <table:table-cell table:style-name="ce23" office:value-type="string" calcext:value-type="string">
            <text:p>metadata_sourced</text:p>
          </table:table-cell>
          <table:table-cell table:style-name="ce23" office:value-type="string" calcext:value-type="string">
            <text:p>metadata_imported</text:p>
          </table:table-cell>
          <table:table-cell table:style-name="ce23" office:value-type="string" calcext:value-type="string">
            <text:p>dataset_code</text:p>
          </table:table-cell>
          <table:table-cell table:style-name="ce23" office:value-type="string" calcext:value-type="string">
            <text:p>species</text:p>
          </table:table-cell>
          <table:table-cell table:style-name="ce23" office:value-type="string" calcext:value-type="string">
            <text:p>cite</text:p>
          </table:table-cell>
          <table:table-cell table:style-name="ce23" office:value-type="string" calcext:value-type="string">
            <text:p>journal</text:p>
          </table:table-cell>
          <table:table-cell table:style-name="ce23" office:value-type="string" calcext:value-type="string">
            <text:p>year</text:p>
          </table:table-cell>
          <table:table-cell table:style-name="ce23" office:value-type="string" calcext:value-type="string">
            <text:p>doi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n_runs</text:p>
          </table:table-cell>
          <table:table-cell table:style-name="ce23" office:value-type="string" calcext:value-type="string">
            <text:p>region</text:p>
          </table:table-cell>
          <table:table-cell table:style-name="ce23" office:value-type="string" calcext:value-type="string">
            <text:p>datatype</text:p>
          </table:table-cell>
          <table:table-cell table:style-name="ce23" office:value-type="string" calcext:value-type="string">
            <text:p>bioproject_link</text:p>
          </table:table-cell>
          <table:table-cell table:style-name="ce25" table:number-columns-repeated="1010"/>
        </table:table-row>
        <table:table-row table:style-name="ro2">
          <table:table-cell table:style-name="ce11" office:value-type="string" calcext:value-type="string">
            <text:p>PRJNA592307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/>
          <table:table-cell table:style-name="ce7" office:value-type="string" calcext:value-type="string">
            <text:p>arenosa</text:p>
          </table:table-cell>
          <table:table-cell table:style-name="ce7" office:value-type="string" calcext:value-type="string">
            <text:p>Wos et al.</text:p>
          </table:table-cell>
          <table:table-cell table:style-name="ce7" office:value-type="string" calcext:value-type="string">
            <text:p>Plant J</text:p>
          </table:table-cell>
          <table:table-cell table:style-name="ce7" office:value-type="float" office:value="2020" calcext:value-type="float">
            <text:p>2020</text:p>
          </table:table-cell>
          <table:table-cell table:style-name="ce7" office:value-type="string" calcext:value-type="string">
            <text:p>10.1111/tpj.15105</text:p>
          </table:table-cell>
          <table:table-cell table:style-name="ce7" office:value-type="string" calcext:value-type="string">
            <text:p>coordinates missing, also supposed to be RNAseq but labeled WGS? Not sure what’s up</text:p>
          </table:table-cell>
          <table:table-cell table:style-name="ce7" table:number-columns-repeated="3"/>
          <table:table-cell table:style-name="ce7" table:formula="of:=&quot;https://www.ebi.ac.uk/ena/browser/view/&quot;&amp;[.A2]" office:value-type="string" office:string-value="https://www.ebi.ac.uk/ena/browser/view/PRJNA592307" calcext:value-type="string">
            <text:p>https://www.ebi.ac.uk/ena/browser/view/PRJNA592307</text:p>
          </table:table-cell>
          <table:table-cell table:style-name="ce9" table:number-columns-repeated="1010"/>
        </table:table-row>
        <table:table-row table:style-name="ro2">
          <table:table-cell table:style-name="ce2" office:value-type="string" calcext:value-type="string">
            <text:p>PRJDB1392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/>
          <table:table-cell table:style-name="ce7" office:value-type="string" calcext:value-type="string">
            <text:p>halleri</text:p>
          </table:table-cell>
          <table:table-cell table:style-name="ce7" office:value-type="string" calcext:value-type="string">
            <text:p>Akama et al.</text:p>
          </table:table-cell>
          <table:table-cell table:style-name="ce7" office:value-type="string" calcext:value-type="string">
            <text:p>NAR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string" calcext:value-type="string">
            <text:p>10.1093/nar/gkt1376</text:p>
          </table:table-cell>
          <table:table-cell table:style-name="ce7" office:value-type="string" calcext:value-type="string">
            <text:p>genome assembly of lyrata and haller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pan/russia</text:p>
          </table:table-cell>
          <table:table-cell table:style-name="ce7" office:value-type="string" calcext:value-type="string">
            <text:p>genome assembly</text:p>
          </table:table-cell>
          <table:table-cell table:style-name="ce7" table:formula="of:=&quot;https://www.ebi.ac.uk/ena/browser/view/&quot;&amp;[.A3]" office:value-type="string" office:string-value="https://www.ebi.ac.uk/ena/browser/view/PRJDB1392" calcext:value-type="string">
            <text:p>https://www.ebi.ac.uk/ena/browser/view/PRJDB1392</text:p>
          </table:table-cell>
          <table:table-cell table:style-name="ce9" table:number-columns-repeated="1010"/>
        </table:table-row>
        <table:table-row table:style-name="ro2">
          <table:table-cell table:style-name="ce2" office:value-type="string" calcext:value-type="string">
            <text:p>PRJEB19338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/>
          <table:table-cell table:style-name="ce7" office:value-type="string" calcext:value-type="string">
            <text:p>lyrata</text:p>
          </table:table-cell>
          <table:table-cell table:style-name="ce7" office:value-type="string" calcext:value-type="string">
            <text:p>Lucek &amp; Willi</text:p>
          </table:table-cell>
          <table:table-cell table:style-name="ce7" office:value-type="string" calcext:value-type="string">
            <text:p>Plos Genet</text:p>
          </table:table-cell>
          <table:table-cell table:style-name="ce7" office:value-type="float" office:value="2021" calcext:value-type="float">
            <text:p>2021</text:p>
          </table:table-cell>
          <table:table-cell table:style-name="ce7" office:value-type="string" calcext:value-type="string">
            <text:p>10.1371/journal.pgen.1009477</text:p>
          </table:table-cell>
          <table:table-cell table:style-name="ce7" office:value-type="string" calcext:value-type="string">
            <text:p>poolseq of lyrata across north america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north america</text:p>
          </table:table-cell>
          <table:table-cell table:style-name="ce7" office:value-type="string" calcext:value-type="string">
            <text:p>poolseq</text:p>
          </table:table-cell>
          <table:table-cell table:style-name="ce7" table:formula="of:=&quot;https://www.ebi.ac.uk/ena/browser/view/&quot;&amp;[.A4]" office:value-type="string" office:string-value="https://www.ebi.ac.uk/ena/browser/view/PRJEB19338" calcext:value-type="string">
            <text:p>https://www.ebi.ac.uk/ena/browser/view/PRJEB19338</text:p>
          </table:table-cell>
          <table:table-cell table:style-name="ce9" table:number-columns-repeated="1010"/>
        </table:table-row>
        <table:table-row table:style-name="ro2">
          <table:table-cell table:style-name="ce2" office:value-type="string" calcext:value-type="string">
            <text:p>PRJDB6736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/>
          <table:table-cell table:style-name="ce7" office:value-type="string" calcext:value-type="string">
            <text:p>lyrata subsp. petraea </text:p>
          </table:table-cell>
          <table:table-cell table:style-name="ce7" office:value-type="string" calcext:value-type="string">
            <text:p>Paape et al.</text:p>
          </table:table-cell>
          <table:table-cell table:style-name="ce7" office:value-type="string" calcext:value-type="string">
            <text:p>Nature Comms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string" calcext:value-type="string">
            <text:p>10.1038/s41467-018-06108-1</text:p>
          </table:table-cell>
          <table:table-cell table:style-name="ce7" office:value-type="string" calcext:value-type="string">
            <text:p>A. lyrata petraea mate pair libaries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urasia</text:p>
          </table:table-cell>
          <table:table-cell table:style-name="ce7" office:value-type="string" calcext:value-type="string">
            <text:p>mate pair libraries</text:p>
          </table:table-cell>
          <table:table-cell table:style-name="ce7" table:formula="of:=&quot;https://www.ebi.ac.uk/ena/browser/view/&quot;&amp;[.A5]" office:value-type="string" office:string-value="https://www.ebi.ac.uk/ena/browser/view/PRJDB6736" calcext:value-type="string">
            <text:p>https://www.ebi.ac.uk/ena/browser/view/PRJDB6736</text:p>
          </table:table-cell>
          <table:table-cell table:style-name="ce9" table:number-columns-repeated="1010"/>
        </table:table-row>
        <table:table-row table:style-name="ro2">
          <table:table-cell table:style-name="ce13" office:value-type="string" calcext:value-type="string">
            <text:p>PRJEB14131</text:p>
          </table:table-cell>
          <table:table-cell table:number-columns-repeated="2" table:style-name="ce7" office:value-type="string" calcext:value-type="string">
            <text:p>n</text:p>
          </table:table-cell>
          <table:table-cell table:style-name="ce7"/>
          <table:table-cell table:style-name="ce7" office:value-type="string" calcext:value-type="string">
            <text:p>thaliana</text:p>
          </table:table-cell>
          <table:table-cell table:style-name="ce7" office:value-type="string" calcext:value-type="string">
            <text:p>Günther et al.</text:p>
          </table:table-cell>
          <table:table-cell table:style-name="ce7" office:value-type="string" calcext:value-type="string">
            <text:p>Mol Ecol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string" calcext:value-type="string">
            <text:p>10.1111/mec.13705</text:p>
          </table:table-cell>
          <table:table-cell table:style-name="ce7" office:value-type="string" calcext:value-type="string">
            <text:p>Possible duplicate of the other bioproject for this paper. Five poolseq pops in paired alpine valleys &amp; mountains. 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Northern Italy</text:p>
          </table:table-cell>
          <table:table-cell table:style-name="ce7" office:value-type="string" calcext:value-type="string">
            <text:p>poolseq</text:p>
          </table:table-cell>
          <table:table-cell table:style-name="ce7" table:formula="of:=&quot;https://www.ebi.ac.uk/ena/browser/view/&quot;&amp;[.A6]" office:value-type="string" office:string-value="https://www.ebi.ac.uk/ena/browser/view/PRJEB14131" calcext:value-type="string">
            <text:p>https://www.ebi.ac.uk/ena/browser/view/PRJEB14131</text:p>
          </table:table-cell>
          <table:table-cell table:style-name="ce9" table:number-columns-repeated="1010"/>
        </table:table-row>
        <table:table-row table:style-name="ro2">
          <table:table-cell table:style-name="ce3" office:value-type="string" calcext:value-type="string">
            <text:p>PRJEB19780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AF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Durvasula &amp; Fulgione et al.</text:p>
          </table:table-cell>
          <table:table-cell table:style-name="ce8" office:value-type="string" calcext:value-type="string">
            <text:p>PNAS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10.1073/pnas.1616736114 </text:p>
          </table:table-cell>
          <table:table-cell table:style-name="ce8" office:value-type="string" calcext:value-type="string">
            <text:p>Wgs accessions from a few african countries. Quite clustered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Afric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7]" office:value-type="string" office:string-value="https://www.ebi.ac.uk/ena/browser/view/PRJEB19780" calcext:value-type="string">
            <text:p>https://www.ebi.ac.uk/ena/browser/view/PRJEB19780</text:p>
          </table:table-cell>
          <table:table-cell table:style-name="ce9" table:number-columns-repeated="1010"/>
        </table:table-row>
        <table:table-row table:style-name="ro2">
          <table:table-cell table:style-name="ce3" office:value-type="string" calcext:value-type="string">
            <text:p>PRJNA48410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AN</text:p>
          </table:table-cell>
          <table:table-cell table:style-name="ce8" office:value-type="string" calcext:value-type="string">
            <text:p>arenosa</text:p>
          </table:table-cell>
          <table:table-cell table:style-name="ce8" office:value-type="string" calcext:value-type="string">
            <text:p>Monnahan et al.</text:p>
          </table:table-cell>
          <table:table-cell table:style-name="ce8" office:value-type="string" calcext:value-type="string">
            <text:p>Nat Ecol Evol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10.1038/s41559-019-0807-4</text:p>
          </table:table-cell>
          <table:table-cell table:style-name="ce8" office:value-type="string" calcext:value-type="string">
            <text:p>wgs on many arenosa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string" calcext:value-type="string">
            <text:p>europe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8]" office:value-type="string" office:string-value="https://www.ebi.ac.uk/ena/browser/view/PRJNA484107" calcext:value-type="string">
            <text:p>https://www.ebi.ac.uk/ena/browser/view/PRJNA484107</text:p>
          </table:table-cell>
          <table:table-cell table:style-name="ce9" table:number-columns-repeated="1010"/>
        </table:table-row>
        <table:table-row table:style-name="ro2">
          <table:table-cell table:style-name="ce3" office:value-type="string" calcext:value-type="string">
            <text:p>PRJEB986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AR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Kasulin et al.</text:p>
          </table:table-cell>
          <table:table-cell table:style-name="ce8" office:value-type="string" calcext:value-type="string">
            <text:p>Mol Ecol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10.1111/mec.14107</text:p>
          </table:table-cell>
          <table:table-cell table:style-name="ce8" office:value-type="string" calcext:value-type="string">
            <text:p>four accessions from patagoni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atagoni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9]" office:value-type="string" office:string-value="https://www.ebi.ac.uk/ena/browser/view/PRJEB9862" calcext:value-type="string">
            <text:p>https://www.ebi.ac.uk/ena/browser/view/PRJEB9862</text:p>
          </table:table-cell>
          <table:table-cell table:style-name="ce9" table:number-columns-repeated="1010"/>
        </table:table-row>
        <table:table-row table:style-name="ro2">
          <table:table-cell table:style-name="ce16" office:value-type="string" calcext:value-type="string">
            <text:p>PRJNA49322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BO</text:p>
          </table:table-cell>
          <table:table-cell table:style-name="ce8" office:value-type="string" calcext:value-type="string">
            <text:p>lyrata, arenosa, neglecta</text:p>
          </table:table-cell>
          <table:table-cell table:style-name="ce8" office:value-type="string" calcext:value-type="string">
            <text:p>Guggisberg et al.</text:p>
          </table:table-cell>
          <table:table-cell table:style-name="ce8" office:value-type="string" calcext:value-type="string">
            <text:p>Mol Ecol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10.1111/mec.14930</text:p>
          </table:table-cell>
          <table:table-cell table:style-name="ce8" office:value-type="string" calcext:value-type="string">
            <text:p>lyrata wgs on serpentine soils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Bohemian Massif (CZ/AT)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10]" office:value-type="string" office:string-value="https://www.ebi.ac.uk/ena/browser/view/PRJNA493227" calcext:value-type="string">
            <text:p>https://www.ebi.ac.uk/ena/browser/view/PRJNA493227</text:p>
          </table:table-cell>
          <table:table-cell table:style-name="ce9" table:number-columns-repeated="1010"/>
        </table:table-row>
        <table:table-row table:style-name="ro2">
          <table:table-cell table:style-name="ce3" office:value-type="string" calcext:value-type="string">
            <text:p>PRJNA29379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CN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Zou et al.</text:p>
          </table:table-cell>
          <table:table-cell table:style-name="ce8" office:value-type="string" calcext:value-type="string">
            <text:p>Genome Biology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10.1186/s13059-017-1378-9</text:p>
          </table:table-cell>
          <table:table-cell table:style-name="ce8" office:value-type="string" calcext:value-type="string">
            <text:p>many accessions from china (yangtze river basin)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string" calcext:value-type="string">
            <text:p>chin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11]" office:value-type="string" office:string-value="https://www.ebi.ac.uk/ena/browser/view/PRJNA293798" calcext:value-type="string">
            <text:p>https://www.ebi.ac.uk/ena/browser/view/PRJNA293798</text:p>
          </table:table-cell>
          <table:table-cell table:style-name="ce9" table:number-columns-repeated="1010"/>
        </table:table-row>
        <table:table-row table:style-name="ro2">
          <table:table-cell table:style-name="ce3" office:value-type="string" calcext:value-type="string">
            <text:p>PRJNA506760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CT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Busoms et al.</text:p>
          </table:table-cell>
          <table:table-cell table:style-name="ce8" office:value-type="string" calcext:value-type="string">
            <text:p>PNA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10.1073/pnas.1816964115</text:p>
          </table:table-cell>
          <table:table-cell table:style-name="ce8" office:value-type="string" calcext:value-type="string">
            <text:p>several catalonian accessions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cataloni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12]" office:value-type="string" office:string-value="https://www.ebi.ac.uk/ena/browser/view/PRJNA506760" calcext:value-type="string">
            <text:p>https://www.ebi.ac.uk/ena/browser/view/PRJNA506760</text:p>
          </table:table-cell>
          <table:table-cell table:style-name="ce9" table:number-columns-repeated="1010"/>
        </table:table-row>
        <table:table-row table:style-name="ro2">
          <table:table-cell table:style-name="ce3" office:value-type="string" calcext:value-type="string">
            <text:p>PRJEB23751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FM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Fulgione et al. </text:p>
          </table:table-cell>
          <table:table-cell table:style-name="ce8" office:value-type="string" calcext:value-type="string">
            <text:p>MBE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10.1093/molbev/msx300</text:p>
          </table:table-cell>
          <table:table-cell table:style-name="ce8" office:value-type="string" calcext:value-type="string">
            <text:p>Maideran Ath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Maidera</text:p>
          </table:table-cell>
          <table:table-cell table:style-name="ce8" office:value-type="string" calcext:value-type="string">
            <text:p>short read wgs, no data on ERA, just the metadata.</text:p>
          </table:table-cell>
          <table:table-cell table:style-name="ce8" table:formula="of:=&quot;https://www.ebi.ac.uk/ena/browser/view/&quot;&amp;[.A13]" office:value-type="string" office:string-value="https://www.ebi.ac.uk/ena/browser/view/PRJEB23751" calcext:value-type="string">
            <text:p>https://www.ebi.ac.uk/ena/browser/view/PRJEB23751</text:p>
          </table:table-cell>
          <table:table-cell table:style-name="ce9" table:number-columns-repeated="1010"/>
        </table:table-row>
        <table:table-row table:style-name="ro2">
          <table:table-cell table:style-name="ce3" office:value-type="string" calcext:value-type="string">
            <text:p>SRP10319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FP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Frachon et al.</text:p>
          </table:table-cell>
          <table:table-cell table:style-name="ce8" office:value-type="string" calcext:value-type="string">
            <text:p>FIP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10.3389/fpls.2018.00967</text:p>
          </table:table-cell>
          <table:table-cell table:style-name="ce8" office:value-type="string" calcext:value-type="string">
            <text:p>poolseq on region-scale Ath variation (2.5k plants)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string" calcext:value-type="string">
            <text:p>south france</text:p>
          </table:table-cell>
          <table:table-cell table:style-name="ce8" office:value-type="string" calcext:value-type="string">
            <text:p>poolseq</text:p>
          </table:table-cell>
          <table:table-cell table:style-name="ce8" table:formula="of:=&quot;https://www.ebi.ac.uk/ena/browser/view/&quot;&amp;[.A14]" office:value-type="string" office:string-value="https://www.ebi.ac.uk/ena/browser/view/SRP103198" calcext:value-type="string">
            <text:p>https://www.ebi.ac.uk/ena/browser/view/SRP103198</text:p>
          </table:table-cell>
          <table:table-cell table:style-name="ce9" table:number-columns-repeated="1010"/>
        </table:table-row>
        <table:table-row table:style-name="ro2">
          <table:table-cell table:style-name="ce16" office:value-type="string" calcext:value-type="string">
            <text:p>PRJNA288374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GN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Gould et al.</text:p>
          </table:table-cell>
          <table:table-cell table:style-name="ce8" office:value-type="string" calcext:value-type="string">
            <text:p>Mol Ecol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10.1111/mec.13643</text:p>
          </table:table-cell>
          <table:table-cell table:style-name="ce8" office:value-type="string" calcext:value-type="string">
            <text:p>some north american lines, some from stock center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15]" office:value-type="string" office:string-value="https://www.ebi.ac.uk/ena/browser/view/PRJNA288374" calcext:value-type="string">
            <text:p>https://www.ebi.ac.uk/ena/browser/view/PRJNA288374</text:p>
          </table:table-cell>
          <table:table-cell table:style-name="ce9" table:number-columns-repeated="1010"/>
        </table:table-row>
        <table:table-row table:style-name="ro2">
          <table:table-cell table:style-name="ce4" office:value-type="string" calcext:value-type="string">
            <text:p>PRJEB12316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GT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Günther et al.</text:p>
          </table:table-cell>
          <table:table-cell table:style-name="ce8" office:value-type="string" calcext:value-type="string">
            <text:p>Mol Ecol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10.1111/mec.13705</text:p>
          </table:table-cell>
          <table:table-cell table:style-name="ce8" office:value-type="string" calcext:value-type="string">
            <text:p>Five poolseq pops in paired alpine valleys &amp; mountain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Northern Italy</text:p>
          </table:table-cell>
          <table:table-cell table:style-name="ce8" office:value-type="string" calcext:value-type="string">
            <text:p>poolseq</text:p>
          </table:table-cell>
          <table:table-cell table:style-name="ce8" table:formula="of:=&quot;https://www.ebi.ac.uk/ena/browser/view/&quot;&amp;[.A16]" office:value-type="string" office:string-value="https://www.ebi.ac.uk/ena/browser/view/PRJEB12316" calcext:value-type="string">
            <text:p>https://www.ebi.ac.uk/ena/browser/view/PRJEB12316</text:p>
          </table:table-cell>
          <table:table-cell table:style-name="ce9" table:number-columns-repeated="1010"/>
        </table:table-row>
        <table:table-row table:style-name="ro2">
          <table:table-cell table:style-name="ce3" office:value-type="string" calcext:value-type="string">
            <text:p>PRJEB3424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HL</text:p>
          </table:table-cell>
          <table:table-cell table:style-name="ce8" office:value-type="string" calcext:value-type="string">
            <text:p>lyrata &amp; arenosa</text:p>
          </table:table-cell>
          <table:table-cell table:style-name="ce8" office:value-type="string" calcext:value-type="string">
            <text:p>Marburger et al</text:p>
          </table:table-cell>
          <table:table-cell table:style-name="ce8" office:value-type="string" calcext:value-type="string">
            <text:p>Nature Comms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10.1038/s41467-019-13159-5</text:p>
          </table:table-cell>
          <table:table-cell table:style-name="ce8" office:value-type="string" calcext:value-type="string">
            <text:p>wgs on a variety of lyrata and arenosa, novikova style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Österreich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17]" office:value-type="string" office:string-value="https://www.ebi.ac.uk/ena/browser/view/PRJEB34247" calcext:value-type="string">
            <text:p>https://www.ebi.ac.uk/ena/browser/view/PRJEB34247</text:p>
          </table:table-cell>
          <table:table-cell table:style-name="ce9" table:number-columns-repeated="1010"/>
        </table:table-row>
        <table:table-row table:style-name="ro2">
          <table:table-cell table:style-name="ce16" office:value-type="string" calcext:value-type="string">
            <text:p>PRJNA459481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HS</text:p>
          </table:table-cell>
          <table:table-cell table:style-name="ce8" office:value-type="string" calcext:value-type="string">
            <text:p>lyrata</text:p>
          </table:table-cell>
          <table:table-cell table:style-name="ce8" office:value-type="string" calcext:value-type="string">
            <text:p>Hamala &amp; Savolainen</text:p>
          </table:table-cell>
          <table:table-cell table:style-name="ce8" office:value-type="string" calcext:value-type="string">
            <text:p>MBE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10.1093/molbev/msz149</text:p>
          </table:table-cell>
          <table:table-cell table:style-name="ce8" office:value-type="string" calcext:value-type="string">
            <text:p>lyrata wg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Europe &amp; US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18]" office:value-type="string" office:string-value="https://www.ebi.ac.uk/ena/browser/view/PRJNA459481" calcext:value-type="string">
            <text:p>https://www.ebi.ac.uk/ena/browser/view/PRJNA459481</text:p>
          </table:table-cell>
          <table:table-cell table:style-name="ce9" table:number-columns-repeated="1010"/>
        </table:table-row>
        <table:table-row table:style-name="ro2">
          <table:table-cell table:style-name="ce8" office:value-type="string" calcext:value-type="string">
            <text:p>PRJNA35737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HS</text:p>
          </table:table-cell>
          <table:table-cell table:style-name="ce8" office:value-type="string" calcext:value-type="string">
            <text:p>lyrata</text:p>
          </table:table-cell>
          <table:table-cell table:style-name="ce8" office:value-type="string" calcext:value-type="string">
            <text:p>Hamala &amp; Savolainen</text:p>
          </table:table-cell>
          <table:table-cell table:style-name="ce8" office:value-type="string" calcext:value-type="string">
            <text:p>MBE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10.1093/molbev/msz149</text:p>
          </table:table-cell>
          <table:table-cell table:style-name="ce8" office:value-type="string" calcext:value-type="string">
            <text:p>lyrata wg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Europe &amp; US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19]" office:value-type="string" office:string-value="https://www.ebi.ac.uk/ena/browser/view/PRJNA357372" calcext:value-type="string">
            <text:p>https://www.ebi.ac.uk/ena/browser/view/PRJNA357372</text:p>
          </table:table-cell>
          <table:table-cell table:style-name="ce9" table:number-columns-repeated="1010"/>
        </table:table-row>
        <table:table-row table:style-name="ro2">
          <table:table-cell table:style-name="ce16" office:value-type="string" calcext:value-type="string">
            <text:p>PRJNA667586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KA</text:p>
          </table:table-cell>
          <table:table-cell table:style-name="ce8" office:value-type="string" calcext:value-type="string">
            <text:p>arenosa</text:p>
          </table:table-cell>
          <table:table-cell table:style-name="ce8" office:value-type="string" calcext:value-type="string">
            <text:p>Konečná et al.</text:p>
          </table:table-cell>
          <table:table-cell table:style-name="ce8" office:value-type="string" calcext:value-type="string">
            <text:p>biorxiv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string" calcext:value-type="string">
            <text:p>10.1101/2021.01.15.426785 </text:p>
          </table:table-cell>
          <table:table-cell table:style-name="ce8" office:value-type="string" calcext:value-type="string">
            <text:p>arenosa wgs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string" calcext:value-type="string">
            <text:p>central europe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20]" office:value-type="string" office:string-value="https://www.ebi.ac.uk/ena/browser/view/PRJNA667586" calcext:value-type="string">
            <text:p>https://www.ebi.ac.uk/ena/browser/view/PRJNA667586</text:p>
          </table:table-cell>
          <table:table-cell table:style-name="ce9" table:number-columns-repeated="1010"/>
        </table:table-row>
        <table:table-row table:style-name="ro2">
          <table:table-cell table:style-name="ce3" office:value-type="string" calcext:value-type="string">
            <text:p>PRJNA27356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KG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The 1001 Genomes Consortium</text:p>
          </table:table-cell>
          <table:table-cell table:style-name="ce8" office:value-type="string" calcext:value-type="string">
            <text:p>Cell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10.1016/j.cell.2016.05.063</text:p>
          </table:table-cell>
          <table:table-cell table:style-name="ce8" office:value-type="string" calcext:value-type="string">
            <text:p>1kg</text:p>
          </table:table-cell>
          <table:table-cell table:style-name="ce8" office:value-type="float" office:value="1135" calcext:value-type="float">
            <text:p>1135</text:p>
          </table:table-cell>
          <table:table-cell table:style-name="ce8" office:value-type="string" calcext:value-type="string">
            <text:p>global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21]" office:value-type="string" office:string-value="https://www.ebi.ac.uk/ena/browser/view/PRJNA273563" calcext:value-type="string">
            <text:p>https://www.ebi.ac.uk/ena/browser/view/PRJNA273563</text:p>
          </table:table-cell>
          <table:table-cell table:style-name="ce9" table:number-columns-repeated="1010"/>
        </table:table-row>
        <table:table-row table:style-name="ro2">
          <table:table-cell table:style-name="ce3" office:value-type="string" calcext:value-type="string">
            <text:p>PRJNA72781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KR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Park et al.</text:p>
          </table:table-cell>
          <table:table-cell table:style-name="ce8" office:value-type="string" calcext:value-type="string">
            <text:p>Int. J. Genomics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string" calcext:value-type="string">
            <text:p>10.1155/2020/3236461</text:p>
          </table:table-cell>
          <table:table-cell table:style-name="ce8" office:value-type="string" calcext:value-type="string">
            <text:p>one accession from kore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ore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22]" office:value-type="string" office:string-value="https://www.ebi.ac.uk/ena/browser/view/PRJNA727818" calcext:value-type="string">
            <text:p>https://www.ebi.ac.uk/ena/browser/view/PRJNA727818</text:p>
          </table:table-cell>
          <table:table-cell table:style-name="ce9" table:number-columns-repeated="1010"/>
        </table:table-row>
        <table:table-row table:style-name="ro2">
          <table:table-cell table:style-name="ce3" office:value-type="string" calcext:value-type="string">
            <text:p>PRJEB355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H</text:p>
          </table:table-cell>
          <table:table-cell table:style-name="ce8" office:value-type="string" calcext:value-type="string">
            <text:p>halleri</text:p>
          </table:table-cell>
          <table:table-cell table:style-name="ce8" office:value-type="string" calcext:value-type="string">
            <text:p>Lee et al.</text:p>
          </table:table-cell>
          <table:table-cell table:style-name="ce8" office:value-type="string" calcext:value-type="string">
            <text:p>biorxiv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10.1101/859249</text:p>
          </table:table-cell>
          <table:table-cell table:style-name="ce8" office:value-type="string" calcext:value-type="string">
            <text:p>wgs from high heavy-metal concentration sites in IT and D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urope</text:p>
          </table:table-cell>
          <table:table-cell table:style-name="ce8" office:value-type="string" calcext:value-type="string">
            <text:p>short read wgs (+ many RNAseq)</text:p>
          </table:table-cell>
          <table:table-cell table:style-name="ce8" table:formula="of:=&quot;https://www.ebi.ac.uk/ena/browser/view/&quot;&amp;[.A23]" office:value-type="string" office:string-value="https://www.ebi.ac.uk/ena/browser/view/PRJEB35573" calcext:value-type="string">
            <text:p>https://www.ebi.ac.uk/ena/browser/view/PRJEB35573</text:p>
          </table:table-cell>
          <table:table-cell table:style-name="ce9" table:number-columns-repeated="1010"/>
        </table:table-row>
        <table:table-row table:style-name="ro2">
          <table:table-cell table:style-name="ce4" office:value-type="string" calcext:value-type="string">
            <text:p>PRJEB304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LL</text:p>
          </table:table-cell>
          <table:table-cell table:style-name="ce8" office:value-type="string" calcext:value-type="string">
            <text:p>lyrata</text:p>
          </table:table-cell>
          <table:table-cell table:style-name="ce8" office:value-type="string" calcext:value-type="string">
            <text:p>Lucek &amp; Willi</text:p>
          </table:table-cell>
          <table:table-cell table:style-name="ce8" office:value-type="string" calcext:value-type="string">
            <text:p>Plos Genet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string" calcext:value-type="string">
            <text:p>10.1371/journal.pgen.1009477</text:p>
          </table:table-cell>
          <table:table-cell table:style-name="ce8" office:value-type="string" calcext:value-type="string">
            <text:p>wgs of lyrata across NA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, 10x coverage, 2 indiv/pop</text:p>
          </table:table-cell>
          <table:table-cell table:style-name="ce8" table:formula="of:=&quot;https://www.ebi.ac.uk/ena/browser/view/&quot;&amp;[.A24]" office:value-type="string" office:string-value="https://www.ebi.ac.uk/ena/browser/view/PRJEB30473" calcext:value-type="string">
            <text:p>https://www.ebi.ac.uk/ena/browser/view/PRJEB30473</text:p>
          </table:table-cell>
          <table:table-cell table:style-name="ce9" table:number-columns-repeated="1010"/>
        </table:table-row>
        <table:table-row table:style-name="ro2">
          <table:table-cell table:style-name="ce3" office:value-type="string" calcext:value-type="string">
            <text:p>PRJEB20573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lyrata &amp; arenosa</text:p>
          </table:table-cell>
          <table:table-cell table:style-name="ce8" office:value-type="string" calcext:value-type="string">
            <text:p>Hohmann &amp; Koch</text:p>
          </table:table-cell>
          <table:table-cell table:style-name="ce8" office:value-type="string" calcext:value-type="string">
            <text:p>BMC Genomics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10.1186/s12864-017-4220-6</text:p>
          </table:table-cell>
          <table:table-cell table:style-name="ce8" office:value-type="string" calcext:value-type="string">
            <text:p>Lyrata-arenosa tetraploid hybrid zone. Similar to novikova data, wgs on non-thaliana. Some diploids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string" calcext:value-type="string">
            <text:p>east Austri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25]" office:value-type="string" office:string-value="https://www.ebi.ac.uk/ena/browser/view/PRJEB20573" calcext:value-type="string">
            <text:p>https://www.ebi.ac.uk/ena/browser/view/PRJEB20573</text:p>
          </table:table-cell>
          <table:table-cell table:style-name="ce9" table:number-columns-repeated="1010"/>
        </table:table-row>
        <table:table-row table:style-name="ro2">
          <table:table-cell table:style-name="ce3" office:value-type="string" calcext:value-type="string">
            <text:p>PRJDB4504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NK</text:p>
          </table:table-cell>
          <table:table-cell table:style-name="ce8" office:value-type="string" calcext:value-type="string">
            <text:p>kamchatica</text:p>
          </table:table-cell>
          <table:table-cell table:style-name="ce8" office:value-type="string" calcext:value-type="string">
            <text:p>Novikova et al</text:p>
          </table:table-cell>
          <table:table-cell table:style-name="ce8" office:value-type="string" calcext:value-type="string">
            <text:p>Nat Genet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10.1038/ng.3617</text:p>
          </table:table-cell>
          <table:table-cell table:style-name="ce8" office:value-type="string" calcext:value-type="string">
            <text:p>mostly kamchatica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26]" office:value-type="string" office:string-value="https://www.ebi.ac.uk/ena/browser/view/PRJDB4504" calcext:value-type="string">
            <text:p>https://www.ebi.ac.uk/ena/browser/view/PRJDB4504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PRJNA28457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NK</text:p>
          </table:table-cell>
          <table:table-cell table:style-name="ce8" office:value-type="string" calcext:value-type="string">
            <text:p>various non-thaliana</text:p>
          </table:table-cell>
          <table:table-cell table:style-name="ce8" office:value-type="string" calcext:value-type="string">
            <text:p>Novikova et al.</text:p>
          </table:table-cell>
          <table:table-cell table:style-name="ce8" office:value-type="string" calcext:value-type="string">
            <text:p>Nat Genet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string" calcext:value-type="string">
            <text:p>10.1038/ng.3617</text:p>
          </table:table-cell>
          <table:table-cell table:style-name="ce8" office:value-type="string" calcext:value-type="string">
            <text:p>many non-thaliana whole genomes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27]" office:value-type="string" office:string-value="https://www.ebi.ac.uk/ena/browser/view/PRJNA284572" calcext:value-type="string">
            <text:p>https://www.ebi.ac.uk/ena/browser/view/PRJNA284572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PRJDB6166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PK</text:p>
          </table:table-cell>
          <table:table-cell table:style-name="ce8" office:value-type="string" calcext:value-type="string">
            <text:p>kamchatica</text:p>
          </table:table-cell>
          <table:table-cell table:style-name="ce8" office:value-type="string" calcext:value-type="string">
            <text:p>Paape et al</text:p>
          </table:table-cell>
          <table:table-cell table:style-name="ce8" office:value-type="string" calcext:value-type="string">
            <text:p>Nature Comms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10.1038/s41467-018-06108-1</text:p>
          </table:table-cell>
          <table:table-cell table:style-name="ce8" office:value-type="string" calcext:value-type="string">
            <text:p>polyploid kamchatica natural variation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eurasia</text:p>
          </table:table-cell>
          <table:table-cell table:style-name="ce8" office:value-type="string" calcext:value-type="string">
            <text:p>short read wgs, possibly mate-pair</text:p>
          </table:table-cell>
          <table:table-cell table:style-name="ce8" table:formula="of:=&quot;https://www.ebi.ac.uk/ena/browser/view/&quot;&amp;[.A28]" office:value-type="string" office:string-value="https://www.ebi.ac.uk/ena/browser/view/PRJDB6166" calcext:value-type="string">
            <text:p>https://www.ebi.ac.uk/ena/browser/view/PRJDB6166</text:p>
          </table:table-cell>
          <table:table-cell table:number-columns-repeated="1010"/>
        </table:table-row>
        <table:table-row table:style-name="ro2">
          <table:table-cell table:style-name="ce16" office:value-type="string" calcext:value-type="string">
            <text:p>PRJEB22018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PS</text:p>
          </table:table-cell>
          <table:table-cell table:style-name="ce8" office:value-type="string" calcext:value-type="string">
            <text:p>Lyrata &amp; thaliana</text:p>
          </table:table-cell>
          <table:table-cell table:style-name="ce8" office:value-type="string" calcext:value-type="string">
            <text:p>Parker et al.</text:p>
          </table:table-cell>
          <table:table-cell table:style-name="ce8" office:value-type="string" calcext:value-type="string">
            <text:p>Sci Rep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10.1038/s41598-017-08461-5</text:p>
          </table:table-cell>
          <table:table-cell table:style-name="ce8" office:value-type="string" calcext:value-type="string">
            <text:p>proof of concept field sequencing of 2 ath &amp; lyrata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nodownia, Wales, UK</text:p>
          </table:table-cell>
          <table:table-cell table:style-name="ce8" office:value-type="string" calcext:value-type="string">
            <text:p>short read wgs + minion</text:p>
          </table:table-cell>
          <table:table-cell table:style-name="ce8" table:formula="of:=&quot;https://www.ebi.ac.uk/ena/browser/view/&quot;&amp;[.A29]" office:value-type="string" office:string-value="https://www.ebi.ac.uk/ena/browser/view/PRJEB22018" calcext:value-type="string">
            <text:p>https://www.ebi.ac.uk/ena/browser/view/PRJEB2201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RJNA506705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SH</text:p>
          </table:table-cell>
          <table:table-cell table:style-name="ce8" office:value-type="string" calcext:value-type="string">
            <text:p>Arenosa &amp; halleri</text:p>
          </table:table-cell>
          <table:table-cell table:style-name="ce8" office:value-type="string" calcext:value-type="string">
            <text:p>Preite et al.</text:p>
          </table:table-cell>
          <table:table-cell table:style-name="ce8" office:value-type="string" calcext:value-type="string">
            <text:p>Royal Soc B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10.1098/rstb.2018.0243</text:p>
          </table:table-cell>
          <table:table-cell table:style-name="ce8" office:value-type="string" calcext:value-type="string">
            <text:p>Arenosa &amp; halleri wgs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string" calcext:value-type="string">
            <text:p>europe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30]" office:value-type="string" office:string-value="https://www.ebi.ac.uk/ena/browser/view/PRJNA506705" calcext:value-type="string">
            <text:p>https://www.ebi.ac.uk/ena/browser/view/PRJNA506705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PRJEB4241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SN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Shrisekar et al.</text:p>
          </table:table-cell>
          <table:table-cell table:style-name="ce8" office:value-type="string" calcext:value-type="string">
            <text:p>biorxiv</text:p>
          </table:table-cell>
          <table:table-cell table:style-name="ce8" office:value-type="float" office:value="2021" calcext:value-type="float">
            <text:p>2021</text:p>
          </table:table-cell>
          <table:table-cell table:style-name="ce8" office:value-type="string" calcext:value-type="string">
            <text:p>10.1101/2021.01.22.427575v1</text:p>
          </table:table-cell>
          <table:table-cell table:style-name="ce8" office:value-type="string" calcext:value-type="string">
            <text:p>Gautam’s NA lines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 x500, radseq x 2800</text:p>
          </table:table-cell>
          <table:table-cell table:style-name="ce8" table:formula="of:=&quot;https://www.ebi.ac.uk/ena/browser/view/&quot;&amp;[.A31]" office:value-type="string" office:string-value="https://www.ebi.ac.uk/ena/browser/view/PRJEB42417" calcext:value-type="string">
            <text:p>https://www.ebi.ac.uk/ena/browser/view/PRJEB42417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PRJNA272567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TB</text:p>
          </table:table-cell>
          <table:table-cell table:style-name="ce8" office:value-type="string" calcext:value-type="string">
            <text:p>thaliana</text:p>
          </table:table-cell>
          <table:table-cell table:style-name="ce8" office:value-type="string" calcext:value-type="string">
            <text:p>Zeng et al.</text:p>
          </table:table-cell>
          <table:table-cell table:style-name="ce8" office:value-type="string" calcext:value-type="string">
            <text:p>Science Bulletin</text:p>
          </table:table-cell>
          <table:table-cell table:style-name="ce8" office:value-type="float" office:value="2017" calcext:value-type="float">
            <text:p>2017</text:p>
          </table:table-cell>
          <table:table-cell table:style-name="ce8" office:value-type="string" calcext:value-type="string">
            <text:p>10.1016/j.scib.2017.10.007</text:p>
          </table:table-cell>
          <table:table-cell table:style-name="ce8" office:value-type="string" calcext:value-type="string">
            <text:p>a single tibetian access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tibet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32]" office:value-type="string" office:string-value="https://www.ebi.ac.uk/ena/browser/view/PRJNA272567" calcext:value-type="string">
            <text:p>https://www.ebi.ac.uk/ena/browser/view/PRJNA272567</text:p>
          </table:table-cell>
          <table:table-cell table:number-columns-repeated="1010"/>
        </table:table-row>
        <table:table-row table:style-name="ro2">
          <table:table-cell table:style-name="ce16" office:value-type="string" calcext:value-type="string">
            <text:p>PRJEB23202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WN</text:p>
          </table:table-cell>
          <table:table-cell table:style-name="ce8" office:value-type="string" calcext:value-type="string">
            <text:p>various non-thaliana</text:p>
          </table:table-cell>
          <table:table-cell table:style-name="ce8" office:value-type="string" calcext:value-type="string">
            <text:p>cant’ find the paper, seems to be from Yvonne Willi’s lab in Basel</text:p>
          </table:table-cell>
          <table:table-cell table:style-name="ce8"/>
          <table:table-cell table:style-name="ce8" office:value-type="float" office:value="2017" calcext:value-type="float">
            <text:p>2017</text:p>
          </table:table-cell>
          <table:table-cell table:style-name="ce8" table:number-columns-repeated="2"/>
          <table:table-cell table:style-name="ce8" office:value-type="float" office:value="24" calcext:value-type="float">
            <text:p>24</text:p>
          </table:table-cell>
          <table:table-cell table:style-name="ce8" office:value-type="string" calcext:value-type="string">
            <text:p>north america</text:p>
          </table:table-cell>
          <table:table-cell table:style-name="ce8" office:value-type="string" calcext:value-type="string">
            <text:p>short read wgs</text:p>
          </table:table-cell>
          <table:table-cell table:style-name="ce8" table:formula="of:=&quot;https://www.ebi.ac.uk/ena/browser/view/&quot;&amp;[.A33]" office:value-type="string" office:string-value="https://www.ebi.ac.uk/ena/browser/view/PRJEB23202" calcext:value-type="string">
            <text:p>https://www.ebi.ac.uk/ena/browser/view/PRJEB23202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PRJEB28010</text:p>
          </table:table-cell>
          <table:table-cell table:number-columns-repeated="3"/>
          <table:table-cell office:value-type="string" calcext:value-type="string">
            <text:p>broad across brassicacea</text:p>
          </table:table-cell>
          <table:table-cell office:value-type="string" calcext:value-type="string">
            <text:p>Patsiou et al.</text:p>
          </table:table-cell>
          <table:table-cell office:value-type="string" calcext:value-type="string">
            <text:p>Global ecology and biogeograph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10.1111/geb.13280</text:p>
          </table:table-cell>
          <table:table-cell office:value-type="string" calcext:value-type="string">
            <text:p>Skim-seq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entral alps</text:p>
          </table:table-cell>
          <table:table-cell office:value-type="string" calcext:value-type="string">
            <text:p>short read wgs, low coverage for plastid</text:p>
          </table:table-cell>
          <table:table-cell table:formula="of:=&quot;https://www.ebi.ac.uk/ena/browser/view/&quot;&amp;[.A34]" office:value-type="string" office:string-value="https://www.ebi.ac.uk/ena/browser/view/PRJEB28010" calcext:value-type="string">
            <text:p>https://www.ebi.ac.uk/ena/browser/view/PRJEB280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JEB18647</text:p>
          </table:table-cell>
          <table:table-cell table:number-columns-repeated="3"/>
          <table:table-cell office:value-type="string" calcext:value-type="string">
            <text:p>halleri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BMC Genomic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0.1186/s12864-016-3459-7</text:p>
          </table:table-cell>
          <table:table-cell office:value-type="string" calcext:value-type="string">
            <text:p>poolseq on multiple A. halleri populations, supposedly 9 pops, but only 4 on s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rol region</text:p>
          </table:table-cell>
          <table:table-cell office:value-type="string" calcext:value-type="string">
            <text:p>poolseq</text:p>
          </table:table-cell>
          <table:table-cell table:formula="of:=&quot;https://www.ebi.ac.uk/ena/browser/view/&quot;&amp;[.A35]" office:value-type="string" office:string-value="https://www.ebi.ac.uk/ena/browser/view/PRJEB18647" calcext:value-type="string">
            <text:p>https://www.ebi.ac.uk/ena/browser/view/PRJEB18647</text:p>
          </table:table-cell>
          <table:table-cell table:number-columns-repeated="1010"/>
        </table:table-row>
        <table:table-row table:style-name="ro2">
          <table:table-cell table:style-name="Default" office:value-type="string" calcext:value-type="string">
            <text:p>PRJEB24619</text:p>
          </table:table-cell>
          <table:table-cell table:number-columns-repeated="3"/>
          <table:table-cell office:value-type="string" calcext:value-type="string">
            <text:p>thaliana</text:p>
          </table:table-cell>
          <table:table-cell office:value-type="string" calcext:value-type="string">
            <text:p>Exposito-Alonso et al</text:p>
          </table:table-cell>
          <table:table-cell office:value-type="string" calcext:value-type="string">
            <text:p>Plos Ge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10.1371/journal.pgen.1007155 </text:p>
          </table:table-cell>
          <table:table-cell office:value-type="string" calcext:value-type="string">
            <text:p>herbarium samples from US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hort read wgs of modern &amp; herbarium samples</text:p>
          </table:table-cell>
          <table:table-cell table:formula="of:=&quot;https://www.ebi.ac.uk/ena/browser/view/&quot;&amp;[.A36]" office:value-type="string" office:string-value="https://www.ebi.ac.uk/ena/browser/view/PRJEB24619" calcext:value-type="string">
            <text:p>https://www.ebi.ac.uk/ena/browser/view/PRJEB24619</text:p>
          </table:table-cell>
          <table:table-cell table:number-columns-repeated="1010"/>
        </table:table-row>
        <table:table-row table:style-name="ro2">
          <table:table-cell table:style-name="ce21" office:value-type="string" calcext:value-type="string">
            <text:p>PRJEB23122</text:p>
          </table:table-cell>
          <table:table-cell table:number-columns-repeated="3"/>
          <table:table-cell office:value-type="string" calcext:value-type="string">
            <text:p>thaliana</text:p>
          </table:table-cell>
          <table:table-cell office:value-type="string" calcext:value-type="string">
            <text:p>van der Weyer et al</text:p>
          </table:table-cell>
          <table:table-cell office:value-type="string" calcext:value-type="string">
            <text:p>Cel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10.1016/j.cell.2019.07.038</text:p>
          </table:table-cell>
          <table:table-cell office:value-type="string" calcext:value-type="string">
            <text:p>Ath hifi renseq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hifi renseq on nlrs across 1kg data</text:p>
          </table:table-cell>
          <table:table-cell table:formula="of:=&quot;https://www.ebi.ac.uk/ena/browser/view/&quot;&amp;[.A37]" office:value-type="string" office:string-value="https://www.ebi.ac.uk/ena/browser/view/PRJEB23122" calcext:value-type="string">
            <text:p>https://www.ebi.ac.uk/ena/browser/view/PRJEB23122</text:p>
          </table:table-cell>
          <table:table-cell table:number-columns-repeated="1010"/>
        </table:table-row>
        <table:table-row table:style-name="ro2">
          <table:table-cell table:style-name="ce14" office:value-type="string" calcext:value-type="string">
            <text:p>PRJEB31530</text:p>
          </table:table-cell>
          <table:table-cell table:number-columns-repeated="3"/>
          <table:table-cell office:value-type="string" calcext:value-type="string">
            <text:p>thaliana</text:p>
          </table:table-cell>
          <table:table-cell office:value-type="string" calcext:value-type="string">
            <text:p>Regalado et al.</text:p>
          </table:table-cell>
          <table:table-cell office:value-type="string" calcext:value-type="string">
            <text:p>ISME Journa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10.1038/s41396-020-0665-8</text:p>
          </table:table-cell>
          <table:table-cell office:value-type="string" calcext:value-type="string">
            <text:p>metagenomes from many plants from 4 SW DE localitie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W germany</text:p>
          </table:table-cell>
          <table:table-cell office:value-type="string" calcext:value-type="string">
            <text:p>metagenomes with plant deenrichment, probably not useful.</text:p>
          </table:table-cell>
          <table:table-cell table:formula="of:=&quot;https://www.ebi.ac.uk/ena/browser/view/&quot;&amp;[.A38]" office:value-type="string" office:string-value="https://www.ebi.ac.uk/ena/browser/view/PRJEB31530" calcext:value-type="string">
            <text:p>https://www.ebi.ac.uk/ena/browser/view/PRJEB31530</text:p>
          </table:table-cell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9:Sheet1.A1048576 Sheet1.A1:Sheet1.A26 Sheet1.A29:Sheet1.A29">
            <calcext:condition calcext:apply-style-name="Bad" calcext:value="duplicate" calcext:base-cell-address="Sheet1.A1"/>
          </calcext:conditional-format>
        </calcext:conditional-formats>
      </table:table>
      <table:named-expressions>
        <table:named-range table:name="bcollab0010" table:base-cell-address="$Sheet1.$C$2" table:cell-range-address="$Sheet1.$F$2"/>
      </table:named-expressions>
      <table:database-ranges>
        <table:database-range table:name="__Anonymous_Sheet_DB__0" table:target-range-address="Sheet1.A1:Sheet1.N38">
          <table:sort>
            <table:sort-by table:field-number="1" table:data-type="automatic"/>
            <table:sort-by table:field-number="3" table:data-type="automatic"/>
            <table:sort-by table:field-number="4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77bc6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 style:data-style-name="N2" text:time-value="10:21:54.357604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2T13:23:02.346721775</meta:creation-date>
    <dc:date>2021-06-09T17:33:32.794020095</dc:date>
    <meta:editing-duration>P1DT10H59M56S</meta:editing-duration>
    <meta:editing-cycles>28</meta:editing-cycles>
    <meta:generator>LibreOffice/7.0.4.2$Linux_X86_64 LibreOffice_project/00$Build-2</meta:generator>
    <meta:document-statistic meta:table-count="1" meta:cell-count="506" meta:object-count="0"/>
  </office:meta>
</office:document-meta>
</file>